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9af4"/>
    </style:style>
    <style:style style:name="P2" style:family="paragraph" style:parent-style-name="Standard">
      <style:text-properties fo:font-weight="bold" officeooo:rsid="00215cc8" officeooo:paragraph-rsid="00215cc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anspose of Matrix Multiplication </text:p>
      <text:p text:style-name="P1">#include &lt;bits/stdc++.h&gt;</text:p>
      <text:p text:style-name="P1">using namespace std;</text:p>
      <text:p text:style-name="P1">int main(){</text:p>
      <text:p text:style-name="P1"><text:s text:c="4"/>int arr[50][50],trans[50][50],i,j;</text:p>
      <text:p text:style-name="P1"><text:s text:c="4"/>int row,col;</text:p>
      <text:p text:style-name="P1"><text:s text:c="8"/>cout&lt;&lt;"Enter row and col of matrix ";</text:p>
      <text:p text:style-name="P1"><text:s text:c="4"/>cin&gt;&gt;row&gt;&gt;col;</text:p>
      <text:p text:style-name="P1"><text:s text:c="4"/>for(int i=0;i&lt;row;i++){</text:p>
      <text:p text:style-name="P1"><text:s text:c="8"/>for(int j=0;j&lt;col;j++){</text:p>
      <text:p text:style-name="P1"><text:s text:c="12"/>cout &lt;&lt; "Enter element a" &lt;&lt; i + 1 &lt;&lt; j + 1 &lt;&lt; ": ";</text:p>
      <text:p text:style-name="P1"><text:s text:c="12"/>cin&gt;&gt;arr[i][j];</text:p>
      <text:p text:style-name="P1"><text:s text:c="10"/>}</text:p>
      <text:p text:style-name="P1"><text:s text:c="4"/>}</text:p>
      <text:p text:style-name="P1"><text:s text:c="4"/>//transpose of matrix</text:p>
      <text:p text:style-name="P1"><text:s text:c="4"/>for(int i=0;i&lt;row;i++){</text:p>
      <text:p text:style-name="P1"><text:s text:c="8"/>for(int j=0;j&lt;col;j++){</text:p>
      <text:p text:style-name="P1"><text:s text:c="12"/>trans[j][i]=arr[i][j];</text:p>
      <text:p text:style-name="P1"><text:s text:c="9"/>}</text:p>
      <text:p text:style-name="P1"><text:s text:c="4"/>}</text:p>
      <text:p text:style-name="P1"><text:s text:c="4"/>//perform multi</text:p>
      <text:p text:style-name="P1"><text:s text:c="4"/>int multi[50][50];</text:p>
      <text:p text:style-name="P1"><text:s text:c="4"/>for(int i=0;i&lt;row;i++){</text:p>
      <text:p text:style-name="P1"><text:s text:c="8"/>for(int j=0;j&lt;row;j++){</text:p>
      <text:p text:style-name="P1"><text:s text:c="12"/>int sum = 0;</text:p>
      <text:p text:style-name="P1"><text:s text:c="12"/>for(int k=0;k&lt;col;k++){</text:p>
      <text:p text:style-name="P1"><text:s text:c="16"/>sum+=arr[i][k]*trans[k][j];</text:p>
      <text:p text:style-name="P1"><text:s text:c="12"/>}</text:p>
      <text:p text:style-name="P1"><text:s text:c="12"/>multi[i][j] = sum;</text:p>
      <text:p text:style-name="P1"><text:s text:c="12"/>cout&lt;&lt; multi[i][j]&lt;&lt;" ";</text:p>
      <text:p text:style-name="P1"><text:s text:c="9"/>}</text:p>
      <text:p text:style-name="P1"><text:s text:c="9"/>cout&lt;&lt;endl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2:13:34.013048796</meta:creation-date>
    <dc:date>2022-07-06T17:13:56.693649208</dc:date>
    <meta:editing-duration>PT1H6M2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34" meta:word-count="82" meta:character-count="820" meta:non-whitespace-character-count="542"/>
  </office:meta>
</office:document-meta>
</file>